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400E4C42A7BAD1986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bianTalk1-title">
      <style:graphic-properties draw:auto-grow-height="true" fo:min-height="3.507cm"/>
      <style:paragraph-properties style:writing-mode="lr-tb"/>
    </style:style>
    <style:style style:name="pr2" style:family="presentation" style:parent-style-name="DebianTalk1-subtitle">
      <style:graphic-properties draw:fill-color="#ffffff" draw:auto-grow-height="true" fo:min-height="13.86cm"/>
      <style:paragraph-properties style:writing-mode="lr-tb"/>
    </style:style>
    <style:style style:name="pr3" style:family="presentation" style:parent-style-name="DebianTalk1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bianTalk1-notes">
      <style:graphic-properties draw:fill-color="#ffffff" fo:min-height="13.114cm"/>
      <style:paragraph-properties style:writing-mode="lr-tb"/>
    </style:style>
    <style:style style:name="pr5" style:family="presentation" style:parent-style-name="DebianTalk1-outline1">
      <style:graphic-properties fo:min-height="13.61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7cm" svg:x="1cm" svg:y="0.837cm" presentation:class="title" presentation:user-transformed="true">
          <draw:text-box>
            <text:p>Digital Assignment</text:p>
          </draw:text-box>
        </draw:frame>
        <draw:frame presentation:style-name="pr2" draw:text-style-name="P1" draw:layer="layout" svg:width="24cm" svg:height="13.86cm" svg:x="1cm" svg:y="4.914cm" presentation:class="subtitle">
          <draw:text-box>
            <text:p>By Sahil Upasane</text:p>
            <text:p>By Souradeep Dutta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office:forms form:automatic-focus="false" form:apply-design-mode="false"/>
        <draw:frame presentation:style-name="pr1" draw:layer="layout" svg:width="24cm" svg:height="3.507cm" svg:x="1cm" svg:y="8cm" presentation:class="title" presentation:user-transformed="true">
          <draw:text-box>
            <text:p>RECREATING THE VULNERABILITY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ATTEMPT 1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After understand the vulnerability</text:p>
              </text:list-item>
            </text:list>
          </draw:text-box>
        </draw:frame>
        <presentation:notes draw:style-name="dp1"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redits &amp; License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Content by &lt;Put Your Name&gt;<text:line-break/>http://&lt;PutYourWebsite&gt;<text:line-break/>License: &lt;Put Your License&gt;</text:p>
              </text:list-item>
              <text:list-item>
                <text:p>OpenOffice.org template by Raphaël Hertzog<text:line-break/><text:a xlink:href="http://raphaelhertzog.com/go/ooo-template" xlink:type="simple">http://raphaelhertzog.com/go/ooo-template</text:a><text:line-break/>License: GPL-2+</text:p>
              </text:list-item>
              <text:list-item>
                <text:p>Background image by Alexis Younes “ayo”<text:line-break/><text:a xlink:href="http://www.73lab.com/" xlink:type="simple">http://www.73lab.com</text:a><text:line-break/>License: GPL-2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50000000400E4C42A7BAD1986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1:45:26.126386971</meta:creation-date>
    <meta:editing-duration>PT13M8S</meta:editing-duration>
    <meta:editing-cycles>3</meta:editing-cycles>
    <dc:title>DebianTalk</dc:title>
    <meta:generator>LibreOffice/7.4.7.2$Linux_X86_64 LibreOffice_project/40$Build-2</meta:generator>
    <dc:date>2023-10-05T21:58:34.516495511</dc:date>
    <meta:document-statistic meta:object-count="36"/>
  </office:meta>
</office:document-meta>
</file>